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 text:c="7"/><draw:frame draw:style-name="a0" draw:name="Image 1" text:anchor-type="as-char" svg:x="0in" svg:y="0in" svg:width="2.90157in" svg:height="5.00787in" style:rel-width="scale" style:rel-height="scale"><draw:image xlink:href="media/image1.png" xlink:type="simple" xlink:show="embed" xlink:actuate="onLoad"/><svg:title/><svg:desc>Une image contenant texte, Police, capture d’écran, Rectangle

Description générée automatiquement</svg:desc></draw:frame><text:s text:c="16"/><draw:frame draw:style-name="a1" draw:name="Image 2" text:anchor-type="as-char" svg:x="0in" svg:y="0in" svg:width="3.03543in" svg:height="5.01181in" style:rel-width="scale" style:rel-height="scale"><draw:image xlink:href="media/image2.png" xlink:type="simple" xlink:show="embed" xlink:actuate="onLoad"/><svg:title/><svg:desc>Une image contenant texte, Police, capture d’écran, Rectangle

Description générée automatiquement</svg:desc></draw:frame><text:s text:c="9"/></text:p>
      <text:p text:style-name="Normal"><text:s text:c="8"/><draw:frame draw:style-name="a2" draw:name="Image 4" text:anchor-type="as-char" svg:x="0in" svg:y="0in" svg:width="2.88583in" svg:height="5.00787in" style:rel-width="scale" style:rel-height="scale"><draw:image xlink:href="media/image3.png" xlink:type="simple" xlink:show="embed" xlink:actuate="onLoad"/><svg:title/><svg:desc>Une image contenant texte, Police, capture d’écran, Rectangle

Description générée automatiquement</svg:desc></draw:frame><text:s text:c="17"/><draw:frame draw:style-name="a3" draw:name="Image 7" text:anchor-type="as-char" svg:x="0in" svg:y="0in" svg:width="3.01119in" svg:height="4.99004in" style:rel-width="scale" style:rel-height="scale"><draw:image xlink:href="media/image4.png" xlink:type="simple" xlink:show="embed" xlink:actuate="onLoad"/><svg:title/><svg:desc>Une image contenant texte, capture d’écran, Rectangle, Police

Description générée automatiquement</svg:desc></draw:frame></text:p>
      <text:p text:style-name="Normal"/>
      <text:p text:style-name="Normal"/>
      <text:soft-page-break/>
      <text:p text:style-name="Normal"><text:s text:c="4"/><text:s text:c="14"/><draw:frame draw:style-name="a4" draw:name="Image 8" text:anchor-type="as-char" svg:x="0in" svg:y="0in" svg:width="2.8189in" svg:height="4.92126in" style:rel-width="scale" style:rel-height="scale"><draw:image xlink:href="media/image5.png" xlink:type="simple" xlink:show="embed" xlink:actuate="onLoad"/><svg:title/><svg:desc>Une image contenant texte, capture d’écran, Police, Rectangle

Description générée automatiquement</svg:desc></draw:frame><text:s text:c="3"/><draw:frame draw:style-name="a5" draw:name="Image 9" text:anchor-type="as-char" svg:x="0in" svg:y="0in" svg:width="2.84581in" svg:height="4.85485in" style:rel-width="scale" style:rel-height="scale"><draw:image xlink:href="media/image6.png" xlink:type="simple" xlink:show="embed" xlink:actuate="onLoad"/><svg:title/><svg:desc>Une image contenant texte, capture d’écran, Police, conception

Description générée automatiquement</svg:desc></draw:frame></text:p>
      <text:p text:style-name="Normal"/>
      <text:p text:style-name="Normal"><text:s text:c="3"/><text:s text:c="14"/><draw:frame draw:style-name="a6" draw:name="Image 10" text:anchor-type="as-char" svg:x="0in" svg:y="0in" svg:width="2.8241in" svg:height="4.37338in" style:rel-width="scale" style:rel-height="scale"><draw:image xlink:href="media/image7.png" xlink:type="simple" xlink:show="embed" xlink:actuate="onLoad"/><svg:title/><svg:desc>Une image contenant texte, capture d’écran, Police, Rectangle

Description générée automatiquement</svg:desc></draw:frame><text:s text:c="4"/><draw:frame draw:style-name="a7" draw:name="Image 12" text:anchor-type="as-char" svg:x="0in" svg:y="0in" svg:width="2.88582in" svg:height="4.34436in" style:rel-width="scale" style:rel-height="scale"><draw:image xlink:href="media/image8.png" xlink:type="simple" xlink:show="embed" xlink:actuate="onLoad"/><svg:title/><svg:desc>Une image contenant texte, capture d’écran, Police, Rectangle

Description générée automatiquement</svg:desc></draw:frame></text:p>
      <text:soft-page-break/>
      <text:p text:style-name="Normal"><text:s text:c="3"/><text:s text:c="22"/><draw:frame draw:style-name="a8" draw:name="Image 13" text:anchor-type="as-char" svg:x="0in" svg:y="0in" svg:width="2.74264in" svg:height="4.3497in" style:rel-width="scale" style:rel-height="scale"><draw:image xlink:href="media/image9.png" xlink:type="simple" xlink:show="embed" xlink:actuate="onLoad"/><svg:title/><svg:desc>Une image contenant texte, capture d’écran, Police, Rectangle

Description générée automatiquement</svg:desc></draw:frame><text:s text:c="4"/><draw:frame draw:style-name="a9" draw:name="Image 14" text:anchor-type="as-char" svg:x="0in" svg:y="0in" svg:width="2.79206in" svg:height="4.30269in" style:rel-width="scale" style:rel-height="scale"><draw:image xlink:href="media/image10.png" xlink:type="simple" xlink:show="embed" xlink:actuate="onLoad"/><svg:title/><svg:desc>Une image contenant texte, capture d’écran, Police, Impression

Description générée automatiquement</svg:desc></draw:frame></text:p>
      <text:p text:style-name="Normal"/>
      <text:p text:style-name="Normal"><text:s text:c="2"/><text:s text:c="20"/><draw:frame draw:style-name="a10" draw:name="Image 15" text:anchor-type="as-char" svg:x="0in" svg:y="0in" svg:width="2.76881in" svg:height="4.40527in" style:rel-width="scale" style:rel-height="scale"><draw:image xlink:href="media/image11.png" xlink:type="simple" xlink:show="embed" xlink:actuate="onLoad"/><svg:title/><svg:desc>Une image contenant texte, capture d’écran, Police, Rectangle

Description générée automatiquement</svg:desc></draw:frame><text:s text:c="5"/><draw:frame draw:style-name="a11" draw:name="Image 16" text:anchor-type="as-char" svg:x="0in" svg:y="0in" svg:width="2.7805in" svg:height="4.38841in" style:rel-width="scale" style:rel-height="scale"><draw:image xlink:href="media/image12.png" xlink:type="simple" xlink:show="embed" xlink:actuate="onLoad"/><svg:title/><svg:desc>Une image contenant texte, capture d’écran, Police, Rectangle

Description générée automatiquement</svg:desc></draw:frame></text:p>
      <text:p text:style-name="Normal"/>
      <text:soft-page-break/>
      <text:p text:style-name="Normal"><text:s text:c="2"/><text:s text:c="24"/><draw:frame draw:style-name="a12" draw:name="Image 18" text:anchor-type="as-char" svg:x="0in" svg:y="0in" svg:width="2.65704in" svg:height="4.37344in" style:rel-width="scale" style:rel-height="scale"><draw:image xlink:href="media/image13.png" xlink:type="simple" xlink:show="embed" xlink:actuate="onLoad"/><svg:title/><svg:desc>Une image contenant texte, capture d’écran, Police, Impression

Description générée automatiquement</svg:desc></draw:frame><text:s text:c="3"/><draw:frame draw:style-name="a13" draw:name="Image 19" text:anchor-type="as-char" svg:x="0in" svg:y="0in" svg:width="2.70254in" svg:height="4.3412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<text:s text:c="2"/><text:s text:c="24"/><draw:frame draw:style-name="a14" draw:name="Image 20" text:anchor-type="as-char" svg:x="0in" svg:y="0in" svg:width="2.66704in" svg:height="4.42771in" style:rel-width="scale" style:rel-height="scale"><draw:image xlink:href="media/image15.png" xlink:type="simple" xlink:show="embed" xlink:actuate="onLoad"/><svg:title/><svg:desc>Une image contenant texte, capture d’écran, Police, Impression

Description générée automatiquement</svg:desc></draw:frame><text:s text:c="3"/><draw:frame draw:style-name="a15" draw:name="Image 21" text:anchor-type="as-char" svg:x="0in" svg:y="0in" svg:width="2.73257in" svg:height="4.40061in" style:rel-width="scale" style:rel-height="scale"><draw:image xlink:href="media/image16.png" xlink:type="simple" xlink:show="embed" xlink:actuate="onLoad"/><svg:title/><svg:desc>Une image contenant texte, capture d’écran, Police, Rectangle

Description générée automatiquement</svg:desc></draw:frame></text:p>
      <text:p text:style-name="Normal"/>
      <text:soft-page-break/>
      <text:p text:style-name="Normal"><text:s text:c="4"/><text:s text:c="23"/><draw:frame draw:style-name="a16" draw:name="Image 22" text:anchor-type="as-char" svg:x="0in" svg:y="0in" svg:width="2.64043in" svg:height="4.34158in" style:rel-width="scale" style:rel-height="scale"><draw:image xlink:href="media/image17.png" xlink:type="simple" xlink:show="embed" xlink:actuate="onLoad"/><svg:title/><svg:desc>Une image contenant texte, capture d’écran, Police, Impression

Description générée automatiquement</svg:desc></draw:frame><text:s text:c="4"/><draw:frame draw:style-name="a17" draw:name="Image 23" text:anchor-type="as-char" svg:x="0in" svg:y="0in" svg:width="2.63223in" svg:height="4.30068in" style:rel-width="scale" style:rel-height="scale"><draw:image xlink:href="media/image18.png" xlink:type="simple" xlink:show="embed" xlink:actuate="onLoad"/><svg:title/><svg:desc>Une image contenant texte, capture d’écran, Police, Rectangle

Description générée automatiquement</svg:desc></draw:frame></text:p>
      <text:p text:style-name="Normal"><text:s text:c="3"/><text:s text:c="24"/><draw:frame draw:style-name="a18" draw:name="Image 24" text:anchor-type="as-char" svg:x="0in" svg:y="0in" svg:width="2.68788in" svg:height="4.43813in" style:rel-width="scale" style:rel-height="scale"><draw:image xlink:href="media/image19.png" xlink:type="simple" xlink:show="embed" xlink:actuate="onLoad"/><svg:title/><svg:desc>Une image contenant texte, capture d’écran, Police, Impression

Description générée automatiquement</svg:desc></draw:frame><text:s text:c="4"/><draw:frame draw:style-name="a19" draw:name="Image 25" text:anchor-type="as-char" svg:x="0in" svg:y="0in" svg:width="2.6462in" svg:height="4.41729in" style:rel-width="scale" style:rel-height="scale"><draw:image xlink:href="media/image20.png" xlink:type="simple" xlink:show="embed" xlink:actuate="onLoad"/><svg:title/><svg:desc>Une image contenant texte, capture d’écran, Police, Impression

Description générée automatiquement</svg:desc></draw:frame></text:p>
      <text:p text:style-name="Normal"/>
      <text:soft-page-break/>
      <text:p text:style-name="Normal"><text:s text:c="3"/><text:s text:c="31"/><draw:frame draw:style-name="a20" draw:name="Image 26" text:anchor-type="as-char" svg:x="0in" svg:y="0in" svg:width="2.62537in" svg:height="4.34436in" style:rel-width="scale" style:rel-height="scale"><draw:image xlink:href="media/image21.png" xlink:type="simple" xlink:show="embed" xlink:actuate="onLoad"/><svg:title/><svg:desc>Une image contenant texte, capture d’écran, Police, Impression

Description générée automatiquement</svg:desc></draw:frame><text:s text:c="4"/><draw:frame draw:style-name="a21" draw:name="Image 27" text:anchor-type="as-char" svg:x="0in" svg:y="0in" svg:width="2.71827in" svg:height="4.31897in" style:rel-width="scale" style:rel-height="scale"><draw:image xlink:href="media/image22.png" xlink:type="simple" xlink:show="embed" xlink:actuate="onLoad"/><svg:title/><svg:desc>Une image contenant texte, capture d’écran, Police, Rectangle

Description générée automatiquement</svg:desc></draw:frame></text:p>
      <text:p text:style-name="Normal"/>
      <text:p text:style-name="Normal"><text:s text:c="4"/><text:s text:c="31"/><draw:frame draw:style-name="a22" draw:name="Image 28" text:anchor-type="as-char" svg:x="0in" svg:y="0in" svg:width="2.67746in" svg:height="4.08391in" style:rel-width="scale" style:rel-height="scale"><draw:image xlink:href="media/image23.png" xlink:type="simple" xlink:show="embed" xlink:actuate="onLoad"/><svg:title/><svg:desc>Une image contenant texte, capture d’écran, Police, Impression

Description générée automatiquement</svg:desc></draw:frame><text:s text:c="5"/><draw:frame draw:style-name="a23" draw:name="Image 29" text:anchor-type="as-char" svg:x="0in" svg:y="0in" svg:width="2.6157in" svg:height="4.06887in" style:rel-width="scale" style:rel-height="scale"><draw:image xlink:href="media/image24.png" xlink:type="simple" xlink:show="embed" xlink:actuate="onLoad"/><svg:title/><svg:desc>Une image contenant texte, capture d’écran, Police, Rectangle

Description générée automatiquement</svg:desc></draw:frame></text:p>
      <text:p text:style-name="Normal"/>
      <text:soft-page-break/>
      <text:p text:style-name="Normal"><text:s text:c="3"/><text:s text:c="26"/><draw:frame draw:style-name="a24" draw:name="Image 30" text:anchor-type="as-char" svg:x="0in" svg:y="0in" svg:width="2.8382in" svg:height="4.46297in" style:rel-width="scale" style:rel-height="scale"><draw:image xlink:href="media/image25.png" xlink:type="simple" xlink:show="embed" xlink:actuate="onLoad"/><svg:title/><svg:desc>Une image contenant texte, capture d’écran, Police, Rectangle

Description générée automatiquement</svg:desc></draw:frame><text:s text:c="5"/><draw:frame draw:style-name="a25" draw:name="Image 31" text:anchor-type="as-char" svg:x="0in" svg:y="0in" svg:width="2.76711in" svg:height="4.47489in" style:rel-width="scale" style:rel-height="scale"><draw:image xlink:href="media/image26.png" xlink:type="simple" xlink:show="embed" xlink:actuate="onLoad"/><svg:title/><svg:desc>Une image contenant texte, capture d’écran, Rectangle, Police

Description générée automatiquement</svg:desc></draw:frame></text:p>
      <text:p text:style-name="Normal"/>
      <text:p text:style-name="Normal"><text:s text:c="3"/><text:s text:c="31"/><draw:frame draw:style-name="a26" draw:name="Image 32" text:anchor-type="as-char" svg:x="0in" svg:y="0in" svg:width="2.79292in" svg:height="4.21715in" style:rel-width="scale" style:rel-height="scale"><draw:image xlink:href="media/image27.png" xlink:type="simple" xlink:show="embed" xlink:actuate="onLoad"/><svg:title/><svg:desc>Une image contenant texte, capture d’écran, Police, Rectangle

Description générée automatiquement</svg:desc></draw:frame><text:s text:c="5"/><draw:frame draw:style-name="a27" draw:name="Image 33" text:anchor-type="as-char" svg:x="0in" svg:y="0in" svg:width="2.75039in" svg:height="4.18809in" style:rel-width="scale" style:rel-height="scale"><draw:image xlink:href="media/image28.png" xlink:type="simple" xlink:show="embed" xlink:actuate="onLoad"/><svg:title/><svg:desc>Une image contenant texte, capture d’écran, Rectangle, Police

Description générée automatiquement</svg:desc></draw:frame></text:p>
      <text:p text:style-name="Normal"/>
      <text:soft-page-break/>
      <text:p text:style-name="Normal"><text:s text:c="6"/><text:s text:c="24"/><draw:frame draw:style-name="a28" draw:name="Image 34" text:anchor-type="as-char" svg:x="0in" svg:y="0in" svg:width="2.73997in" svg:height="4.38604in" style:rel-width="scale" style:rel-height="scale"><draw:image xlink:href="media/image29.png" xlink:type="simple" xlink:show="embed" xlink:actuate="onLoad"/><svg:title/><svg:desc>Une image contenant texte, capture d’écran, Police, Rectangle

Description générée automatiquement</svg:desc></draw:frame><text:s text:c="5"/><draw:frame draw:style-name="a29" draw:name="Image 35" text:anchor-type="as-char" svg:x="0in" svg:y="0in" svg:width="2.77191in" svg:height="4.38886in" style:rel-width="scale" style:rel-height="scale"><draw:image xlink:href="media/image30.png" xlink:type="simple" xlink:show="embed" xlink:actuate="onLoad"/><svg:title/><svg:desc>Une image contenant texte, capture d’écran, Police, Rectangle

Description générée automatiquement</svg:desc></draw:frame></text:p>
      <text:p text:style-name="Normal"/>
      <text:p text:style-name="Normal"><text:s text:c="4"/></text:p>
      <text:p text:style-name="Normal"><text:s text:c="2"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in" fo:margin-bottom="0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téphanie Bosc-marchetti</meta:initial-creator>
    <dc:creator>Stéphanie Bosc-marchetti</dc:creator>
    <meta:creation-date>2023-12-10T15:00:00Z</meta:creation-date>
    <dc:date>2023-12-11T09:52:00Z</dc:date>
    <meta:print-date>2023-12-11T09:52:00Z</meta:print-date>
    <meta:template xlink:href="Normal" xlink:type="simple"/>
    <meta:editing-cycles>2</meta:editing-cycles>
    <meta:editing-duration>PT7620S</meta:editing-duration>
    <meta:document-statistic meta:page-count="8" meta:paragraph-count="1" meta:word-count="81" meta:character-count="528" meta:row-count="3" meta:non-whitespace-character-count="448"/>
  </office:meta>
</office:document-meta>
</file>